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Nazanin" svg:font-family="'B Nazanin'" style:font-pitch="variable"/>
    <style:font-face style:name="Droid Sans Mono" svg:font-family="'Droid Sans Mono', monospace, monospace"/>
    <style:font-face style:name="FreeSerif" svg:font-family="FreeSerif" style:font-family-generic="roman"/>
    <style:font-face style:name="FreeSerif1" svg:font-family="FreeSerif"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loext:graphic-properties draw:fill-gradient-name="gradient" draw:fill-hatch-name="hatch"/>
      <style:paragraph-properties fo:text-align="end" style:justify-single-word="false" style:writing-mode="rl-tb"/>
      <style:text-properties officeooo:paragraph-rsid="00157c30"/>
    </style:style>
    <style:style style:name="P2" style:family="paragraph" style:parent-style-name="Standard">
      <loext:graphic-properties draw:fill-gradient-name="gradient" draw:fill-hatch-name="hatch"/>
      <style:paragraph-properties fo:text-align="end" style:justify-single-word="false" style:writing-mode="rl-tb"/>
      <style:text-properties officeooo:paragraph-rsid="00157c30"/>
    </style:style>
    <style:style style:name="P3" style:family="paragraph" style:parent-style-name="Standard">
      <loext:graphic-properties draw:fill-gradient-name="gradient" draw:fill-hatch-name="hatch"/>
      <style:paragraph-properties fo:text-align="end" style:justify-single-word="false" style:writing-mode="rl-tb"/>
      <style:text-properties officeooo:paragraph-rsid="0019f5e6"/>
    </style:style>
    <style:style style:name="P4" style:family="paragraph" style:parent-style-name="Standard" style:list-style-name="L3">
      <loext:graphic-properties draw:fill-gradient-name="gradient" draw:fill-hatch-name="hatch"/>
      <style:paragraph-properties fo:text-align="end" style:justify-single-word="false" style:writing-mode="rl-tb"/>
      <style:text-properties officeooo:paragraph-rsid="0019f5e6"/>
    </style:style>
    <style:style style:name="P5" style:family="paragraph" style:parent-style-name="Standard">
      <loext:graphic-properties draw:fill-gradient-name="gradient" draw:fill-hatch-name="hatch"/>
      <style:paragraph-properties fo:text-align="end" style:justify-single-word="false" style:writing-mode="rl-tb"/>
      <style:text-properties style:font-name="B Nazanin" officeooo:rsid="0016b246" officeooo:paragraph-rsid="0016b246" style:font-name-complex="B Nazanin"/>
    </style:style>
    <style:style style:name="P6" style:family="paragraph" style:parent-style-name="Standard">
      <loext:graphic-properties draw:fill-gradient-name="gradient" draw:fill-hatch-name="hatch"/>
      <style:paragraph-properties fo:text-align="start" style:justify-single-word="false" style:writing-mode="rl-tb"/>
      <style:text-properties style:font-name="B Nazanin" officeooo:rsid="0016b246" officeooo:paragraph-rsid="0016b246" style:font-name-complex="B Nazanin"/>
    </style:style>
    <style:style style:name="P7"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4ef5d" officeooo:paragraph-rsid="0014ef5d" style:font-size-asian="12.25pt" style:font-name-complex="B Nazanin" style:font-size-complex="14pt"/>
    </style:style>
    <style:style style:name="P8"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57c30" officeooo:paragraph-rsid="00157c30" style:font-size-asian="12.25pt" style:font-name-complex="B Nazanin" style:font-size-complex="14pt"/>
    </style:style>
    <style:style style:name="P9"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7c3d5" officeooo:paragraph-rsid="0017c3d5" style:font-size-asian="12.25pt" style:font-name-complex="B Nazanin" style:font-size-complex="14pt"/>
    </style:style>
    <style:style style:name="P10"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6b246" officeooo:paragraph-rsid="0016b246" style:font-size-asian="14pt" style:font-name-complex="B Nazanin" style:font-size-complex="14pt"/>
    </style:style>
    <style:style style:name="P11"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7c3d5" officeooo:paragraph-rsid="0017c3d5" style:font-size-asian="14pt" style:font-name-complex="B Nazanin" style:font-size-complex="14pt"/>
    </style:style>
    <style:style style:name="P12"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96083" officeooo:paragraph-rsid="00196083" style:font-size-asian="14pt" style:font-name-complex="B Nazanin" style:font-size-complex="14pt"/>
    </style:style>
    <style:style style:name="P13"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9f5e6" officeooo:paragraph-rsid="0019f5e6" style:font-size-asian="14pt" style:font-name-complex="B Nazanin" style:font-size-complex="14pt"/>
    </style:style>
    <style:style style:name="P14" style:family="paragraph" style:parent-style-name="Standard">
      <loext:graphic-properties draw:fill-gradient-name="gradient" draw:fill-hatch-name="hatch"/>
      <style:paragraph-properties fo:text-align="end" style:justify-single-word="false" style:writing-mode="rl-tb"/>
      <style:text-properties style:font-name="B Nazanin" fo:font-size="14pt" officeooo:rsid="0019f5e6" officeooo:paragraph-rsid="001b8069" style:font-size-asian="14pt" style:font-name-complex="B Nazanin" style:font-size-complex="14pt"/>
    </style:style>
    <style:style style:name="P15" style:family="paragraph" style:parent-style-name="Standard">
      <loext:graphic-properties draw:fill-gradient-name="gradient" draw:fill-hatch-name="hatch"/>
      <style:paragraph-properties fo:text-align="end" style:justify-single-word="false" style:writing-mode="rl-tb"/>
      <style:text-properties fo:font-weight="normal" officeooo:rsid="001b8069" officeooo:paragraph-rsid="001b8069" style:font-weight-asian="normal" style:font-weight-complex="normal"/>
    </style:style>
    <style:style style:name="P16" style:family="paragraph" style:parent-style-name="Standard" style:list-style-name="L6">
      <loext:graphic-properties draw:fill-gradient-name="gradient" draw:fill-hatch-name="hatch"/>
      <style:paragraph-properties fo:text-align="end" style:justify-single-word="false" style:writing-mode="rl-tb"/>
      <style:text-properties fo:font-weight="normal" officeooo:rsid="001b8069" officeooo:paragraph-rsid="001b8069" style:font-weight-asian="normal" style:font-weight-complex="normal"/>
    </style:style>
    <style:style style:name="P17" style:family="paragraph" style:parent-style-name="Standard">
      <loext:graphic-properties draw:fill-gradient-name="gradient" draw:fill-hatch-name="hatch"/>
      <style:paragraph-properties fo:text-align="end" style:justify-single-word="false" style:writing-mode="rl-tb"/>
      <style:text-properties fo:font-weight="normal" officeooo:rsid="001be1a6" officeooo:paragraph-rsid="001be1a6" style:font-weight-asian="normal" style:font-weight-complex="normal"/>
    </style:style>
    <style:style style:name="P18" style:family="paragraph" style:parent-style-name="Standard" style:list-style-name="L7">
      <loext:graphic-properties draw:fill-gradient-name="gradient" draw:fill-hatch-name="hatch"/>
      <style:paragraph-properties fo:text-align="end" style:justify-single-word="false" style:writing-mode="rl-tb"/>
      <style:text-properties fo:font-weight="normal" officeooo:rsid="001dd7e9" officeooo:paragraph-rsid="001dd7e9" style:font-weight-asian="normal" style:font-weight-complex="normal"/>
    </style:style>
    <style:style style:name="P19" style:family="paragraph" style:parent-style-name="Standard">
      <loext:graphic-properties draw:fill-gradient-name="gradient" draw:fill-hatch-name="hatch"/>
      <style:paragraph-properties fo:text-align="end" style:justify-single-word="false" style:writing-mode="rl-tb"/>
      <style:text-properties fo:font-weight="normal" officeooo:rsid="001e2ed0" officeooo:paragraph-rsid="001e2ed0" style:font-weight-asian="normal" style:font-weight-complex="normal"/>
    </style:style>
    <style:style style:name="P20" style:family="paragraph" style:parent-style-name="Standard" style:list-style-name="L9">
      <loext:graphic-properties draw:fill-gradient-name="gradient" draw:fill-hatch-name="hatch"/>
      <style:paragraph-properties fo:text-align="end" style:justify-single-word="false" style:writing-mode="rl-tb"/>
      <style:text-properties fo:font-weight="normal" officeooo:rsid="001e2ed0" officeooo:paragraph-rsid="001e2ed0" style:font-weight-asian="normal" style:font-weight-complex="normal"/>
    </style:style>
    <style:style style:name="P21" style:family="paragraph" style:parent-style-name="Standard">
      <loext:graphic-properties draw:fill-gradient-name="gradient" draw:fill-hatch-name="hatch"/>
      <style:paragraph-properties fo:text-align="end" style:justify-single-word="false" style:writing-mode="rl-tb"/>
      <style:text-properties fo:font-weight="bold" officeooo:paragraph-rsid="001b8069" style:font-weight-asian="bold" style:font-weight-complex="bold"/>
    </style:style>
    <style:style style:name="P22" style:family="paragraph" style:parent-style-name="Standard">
      <loext:graphic-properties draw:fill-gradient-name="gradient" draw:fill-hatch-name="hatch"/>
      <style:paragraph-properties fo:text-align="end" style:justify-single-word="false" style:writing-mode="rl-tb"/>
      <style:text-properties fo:font-weight="bold" officeooo:rsid="001b8069" officeooo:paragraph-rsid="001b8069" style:font-weight-asian="bold" style:font-weight-complex="bold"/>
    </style:style>
    <style:style style:name="P23" style:family="paragraph" style:parent-style-name="Standard">
      <loext:graphic-properties draw:fill-gradient-name="gradient" draw:fill-hatch-name="hatch"/>
      <style:paragraph-properties fo:text-align="end" style:justify-single-word="false" style:writing-mode="rl-tb"/>
      <style:text-properties fo:font-weight="bold" officeooo:rsid="001be1a6" officeooo:paragraph-rsid="001be1a6" style:font-weight-asian="bold" style:font-weight-complex="bold"/>
    </style:style>
    <style:style style:name="P24" style:family="paragraph" style:parent-style-name="Standard">
      <loext:graphic-properties draw:fill-gradient-name="gradient" draw:fill-hatch-name="hatch"/>
      <style:paragraph-properties fo:text-align="end" style:justify-single-word="false" style:writing-mode="rl-tb"/>
      <style:text-properties fo:font-weight="bold" officeooo:rsid="001e2ed0" officeooo:paragraph-rsid="001e2ed0" style:font-weight-asian="bold" style:font-weight-complex="bold"/>
    </style:style>
    <style:style style:name="P25" style:family="paragraph" style:parent-style-name="Standard">
      <loext:graphic-properties draw:fill-gradient-name="gradient" draw:fill-hatch-name="hatch"/>
      <style:paragraph-properties fo:text-align="end" style:justify-single-word="false" style:writing-mode="rl-tb"/>
      <style:text-properties officeooo:rsid="001b8069" officeooo:paragraph-rsid="001b8069"/>
    </style:style>
    <style:style style:name="P26" style:family="paragraph" style:parent-style-name="Standard">
      <loext:graphic-properties draw:fill-gradient-name="gradient" draw:fill-hatch-name="hatch"/>
      <style:paragraph-properties fo:text-align="end" style:justify-single-word="false" style:writing-mode="rl-tb"/>
      <style:text-properties fo:font-size="16pt" fo:font-weight="bold" officeooo:rsid="001be1a6" officeooo:paragraph-rsid="001be1a6" style:font-size-asian="16pt" style:font-weight-asian="bold" style:font-size-complex="16pt" style:font-weight-complex="bold"/>
    </style:style>
    <style:style style:name="T1" style:family="text">
      <style:text-properties style:font-name="B Nazanin" fo:font-size="14pt" officeooo:rsid="00157c30" style:font-size-asian="12.25pt" style:font-name-complex="B Nazanin" style:font-size-complex="14pt"/>
    </style:style>
    <style:style style:name="T2" style:family="text">
      <style:text-properties style:font-name="B Nazanin" fo:font-size="14pt" officeooo:rsid="0019f5e6" style:font-size-asian="14pt" style:font-name-complex="B Nazanin" style:font-size-complex="14pt"/>
    </style:style>
    <style:style style:name="T3" style:family="text">
      <style:text-properties officeooo:rsid="0017c3d5"/>
    </style:style>
    <style:style style:name="T4" style:family="text">
      <style:text-properties fo:font-size="14pt" style:font-size-asian="12.25pt" style:font-size-complex="14pt"/>
    </style:style>
    <style:style style:name="T5" style:family="text">
      <style:text-properties fo:font-size="14pt" officeooo:rsid="00157c30" style:font-size-asian="12.25pt" style:font-size-complex="14pt"/>
    </style:style>
    <style:style style:name="T6" style:family="text">
      <style:text-properties officeooo:rsid="00196083"/>
    </style:style>
    <style:style style:name="T7" style:family="text">
      <style:text-properties officeooo:rsid="0019f5e6"/>
    </style:style>
    <style:style style:name="T8" style:family="text">
      <style:text-properties fo:color="#c9211e" loext:opacity="100%"/>
    </style:style>
    <style:style style:name="T9" style:family="text">
      <style:text-properties fo:font-weight="bold" style:font-weight-asian="bold" style:font-weight-complex="bold"/>
    </style:style>
    <style:style style:name="T10" style:family="text">
      <style:text-properties officeooo:rsid="001e2ed0"/>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472in" fo:text-indent="-0.25in" fo:margin-left="0.547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972in" fo:text-indent="-0.25in" fo:margin-left="0.797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0472in" fo:text-indent="-0.25in" fo:margin-left="1.047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972in" fo:text-indent="-0.25in" fo:margin-left="1.297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472in" fo:text-indent="-0.25in" fo:margin-left="1.547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972in" fo:text-indent="-0.25in" fo:margin-left="1.797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0472in" fo:text-indent="-0.25in" fo:margin-left="2.047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972in" fo:text-indent="-0.25in" fo:margin-left="2.297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472in" fo:text-indent="-0.25in" fo:margin-left="2.547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972in" fo:text-indent="-0.25in" fo:margin-left="2.7972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گزارش پروژه بازیابی اطلاعات</text:p>
      <text:p text:style-name="P7">روش پیاده‌سازی:</text:p>
      <text:p text:style-name="P7">ساخت شاخص مکانی</text:p>
      <text:p text:style-name="P9">indexer.py</text:p>
      <text:p text:style-name="P7">استخراج توکن:</text:p>
      <text:p text:style-name="P7">indexer.py/tokenize</text:p>
      <text:p text:style-name="P7">در این تابع کل محتوای هر سند گرفته می‌شود و سپس جای حروف نگارشی، فاصله گذاشته می‌شود. از تابع split پایتون استفاده شده تا توکن ها جدا شوند و برای جدا کردن اعداد داخل هر توکن از متغیر کمکی on_num استفاده شده است. </text:p>
      <text:p text:style-name="P7"/>
      <text:p text:style-name="P7">نرمال سازی:</text:p>
      <text:p text:style-name="P7">indexer.py/normalize</text:p>
      <text:p text:style-name="P7">در این تابع چک می‌شود هنگامی که می یا نمی بیاید با کلمه بعدی ترکیب شود تا فعل درست شود. همچنین هر توکن چک می‌شود که اگر در بین پسوند های تعیین شده باشد با کلمه قبل خود ترکیب شود. همچنین برخی از حروف را استاندارد می‌کند. ۱۰ کلمه که به دو شکل نوشته می‌شوند را به یک کلمه استاندارد می‌کند. و اعداد انگلیسی هم به فارسی تبدیل می‌کند. در آخر چک می‌کند اگر token پس از نرمال سازی داخل stopword ها نباشد آن را به لیست اضافه می‌کند.</text:p>
      <text:p text:style-name="P7"/>
      <text:p text:style-name="P7">کلمات پرتکرار</text:p>
      <text:p text:style-name="P7">indexer.py/get_stop</text:p>
      <text:p text:style-name="P7">در این تابع یک بار بطور کامل تمام کلمات توکنایز و نرمالایز می‌شوند و تعداد آن‌ها را می شمارد و در آخر ۵۰ کلمه اول را برمیگرداند که در تابع index.py به تابع normalize و stem داده شده تا آن توکن ها را حذف کنند. همچنین این تابع یک فایل را ٔذخیره می‌کند و در صورت امکان به جای محاسبه دوباره از آن فایل برای برگرداندن stopwords استفاده می‌کند.</text:p>
      <text:p text:style-name="P7">۵۰ کلمه پرتکرار:</text:p>
      <text:p text:style-name="P7"/>
      <text:p text:style-name="P7">"و": 219441,</text:p>
      <text:p text:style-name="P7">"در": 164538,</text:p>
      <text:p text:style-name="P7">"به": 135404,</text:p>
      <text:p text:style-name="P7">"از": 93000,</text:p>
      <text:p text:style-name="P7">"این": 83475,</text:p>
      <text:p text:style-name="P7">"که": 76553,</text:p>
      <text:p text:style-name="P7">"با": 69031,</text:p>
      <text:p text:style-name="P7">"را": 67503,</text:p>
      <text:p text:style-name="P7">"است": 58391,</text:p>
      <text:p text:style-name="P7">"برای": 30430,</text:p>
      <text:p text:style-name="P7">"کرد": 24897,</text:p>
      <text:p text:style-name="P7">"هم": 22922,</text:p>
      <text:p text:style-name="P7">"تیم": 22381,</text:p>
      <text:p text:style-name="P7">"ما": 19774,</text:p>
      <text:p text:style-name="P7">"شد": 19613,</text:p>
      <text:p text:style-name="P7">"یک": 19016,</text:p>
      <text:p text:style-name="P7">"ان": 17727,</text:p>
      <text:p text:style-name="P7">"بود": 16749,</text:p>
      <text:p text:style-name="P7">"باید": 16207,</text:p>
      <text:p text:style-name="P7">"گفت": 15905,</text:p>
      <text:p text:style-name="P7">"تا": 15863,</text:p>
      <text:p text:style-name="P7">"بر": 15789,</text:p>
      <text:p text:style-name="P7"><text:soft-page-break/>"کشور": 15768,</text:p>
      <text:p text:style-name="P7">"شده": 15751,</text:p>
      <text:p text:style-name="P7">"وی": 15500,</text:p>
      <text:p text:style-name="P7">"بازی": 15480,</text:p>
      <text:p text:style-name="P7">"خود": 14561,</text:p>
      <text:p text:style-name="P7">"مجلس": 14531,</text:p>
      <text:p text:style-name="P7">"اسلامی": 14489,</text:p>
      <text:p text:style-name="P7">"فارس": 14078,</text:p>
      <text:p text:style-name="P7">"مردم": 13307,</text:p>
      <text:p text:style-name="P7">"گزارش": 13121,</text:p>
      <text:p text:style-name="P7">"ایران": 12811,</text:p>
      <text:p text:style-name="P7">"خبرگزاری": 12407,</text:p>
      <text:p text:style-name="P7">"اما": 12109,</text:p>
      <text:p text:style-name="P7">"دولت": 11655,</text:p>
      <text:p text:style-name="P7">"شود": 11400,</text:p>
      <text:p text:style-name="P7">"رییس": 10882,</text:p>
      <text:p text:style-name="P7">"دارد": 10839,</text:p>
      <text:p text:style-name="P7">"داشت": 10826,</text:p>
      <text:p text:style-name="P7">"سال": 10551,</text:p>
      <text:p text:style-name="P7">"ملی": 10519,</text:p>
      <text:p text:style-name="P7">"اینکه": 10060,</text:p>
      <text:p text:style-name="P7">"قرار": 9480,</text:p>
      <text:p text:style-name="P7">"دو": 8960,</text:p>
      <text:p text:style-name="P7">"می‌شود": 8817,</text:p>
      <text:p text:style-name="P7">"کند": 8774,</text:p>
      <text:p text:style-name="P7">"کار": 8588,</text:p>
      <text:p text:style-name="P7">"نیز": 8337,</text:p>
      <text:p text:style-name="P7"/>
      <text:p text:style-name="P8">ریشه یابی</text:p>
      <text:p text:style-name="P8">indexer.py/stem</text:p>
      <text:p text:style-name="P8">برای این قسمت از کتابخانه PersianStemmer استفاده شده است. در این کتابخانه در تابع run برای ریشه یابی:</text:p>
      <text:list xml:id="list4090937162" text:style-name="L1">
        <text:list-item>
          <text:p text:style-name="P1"><text:span text:style-name="T1">ابتدا جمع های مکسر بررسی می‌شوند و در این مرحله صورت های متفاوت کلمه (خود کلمه، بدون ضمیر و…) در یک دیکشنری جمع های مکسر جستجو می‌شود و اگر پیدا شد آن را برمیگرداند.</text:span></text:p>
        </text:list-item>
        <text:list-item>
          <text:p text:style-name="P1"><text:span text:style-name="T1"><text:s/>سپس فعل بودن آن چک می‌شود.</text:span></text:p>
        </text:list-item>
        <text:list-item>
          <text:p text:style-name="P1"><text:span text:style-name="T1"><text:s/>سپس اسم بودن آن چک می‌شود.</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pan text:style-name="T5">س</text:span><text:span text:style-name="T4">اخت شاخص:</text:span></text:p>
      <text:p text:style-name="P5"><text:span text:style-name="T4">indexer.py/positional_indexing</text:span></text:p>
      <text:p text:style-name="P5"><text:span text:style-name="T4">در این تابع کار اصلی ایندکس انجام می‌شود. ابتدا token ها نسبت به token و بعد نسبت به docId و pos مرتب می‌شوند. سپس برای هر term یک postings لیست ساخته می‌شود که برای هر doc یک لیستی از position ها هم ذخیره می‌شود. فرمت نگه داری به این شکل است:</text:span></text:p>
      <text:p text:style-name="P6">{term : freq, idf, {doc: (docFreq, tf, [pos])}}</text:p>
      <text:p text:style-name="P10"><text:soft-page-break/>freq پس از <text:span text:style-name="T3">هر بار اضافه شدن doc جدید آپدیت می‌شود. و docFreq بعد از اتمام هر postings محاسبه می‌شود. Tf برای هر doc هم در آخرین position اپدیت می‌شود. </text:span></text:p>
      <text:p text:style-name="P11">محاسبه idf هم پس از اتمام هر postings انجام می‌شود.</text:p>
      <text:p text:style-name="P11"/>
      <text:p text:style-name="P11"/>
      <text:p text:style-name="P11">Indexer.py/index</text:p>
      <text:p text:style-name="P11">این تابع تمام مراحل بالا را با هم ترکیب می‌کند. <text:span text:style-name="T6">در آخر نیز اندازه بردار های تمام اسناد را ذخیره می‌کند.</text:span></text:p>
      <text:p text:style-name="P11"/>
      <text:p text:style-name="P11"/>
      <text:p text:style-name="P12">پاسخ برداری:</text:p>
      <text:p text:style-name="P12">search_engine/search</text:p>
      <text:p text:style-name="P12">در این تابع با ضرب داخلی بردار query و بردار هر سندی که حداقل یک term در query را داشته باشد،‌امتیاز هر سند را پیدا می‌کند. در آخر هر امتیاز را بر اندازه بردارها که قبلا پیش پردازش شده بودند، تقسیم می‌کند. </text:p>
      <text:p text:style-name="P12">سپس اسناد را بر اساس امتیاز مرتب کرده و k سند برتر را برمی‌گرداند. </text:p>
      <text:p text:style-name="P12"/>
      <text:p text:style-name="P12">Champion list</text:p>
      <text:p text:style-name="P12">برای افزایش سرعت پاسخ دهی،‌در مرحله ساخت شاخص،‌یک شاخص دیگر ساخته می‌شود به عنوان champion list که در واقع r سند برتر برای هر term را نگه می دارد و در مرحله پاسخ دهی برای افزایش سرعت به جای شاخص اصلی ، می‌توان champion list را به search engine داد. </text:p>
      <text:p text:style-name="P12"/>
      <text:p text:style-name="P12"/>
      <text:p text:style-name="P13">پاسخ پرسمان ها:</text:p>
      <text:p text:style-name="P13">الف‫)‬‫یک‬ ‫پرسمان‬ ‫از‬ ‫کلمات‬ ‫ساده‬ ‫و‬ ‫متداول‬ ‫تک‬ ‫کلمه‌ای‬</text:p>
      <text:p text:style-name="P14">فوتبال</text:p>
      <text:p text:style-name="P14"/>
      <text:p text:style-name="P21"><text:span text:style-name="T2">ماجدی: فوتبال کشور به تغییرات نیاز دارد. </text:span></text:p>
      <text:p text:style-name="P3"><text:span text:style-name="T2"><text:tab/></text:span>سرپرست فدراسیون <text:span text:style-name="T8">فوتبال</text:span> بیان کرد: <text:span text:style-name="T8">فوتبال</text:span> کشور به تغییر نیاز دارد و باید این تغییر را ایجاد کرد چرا که در غیر این صورت در همین جایگاهی که هستیم خواهیم ماند.</text:p>
      <text:p text:style-name="P3">وی افزود: شناسایی و آموزش استعدادهای ورزشی در کشور در حوزه <text:span text:style-name="T8">فوتبال</text:span> یکی از اقداماتی است که تا به امروز انجام شده و در همین راستا و در ۴ ماه گذشته ۳۰ هزار بچه علاقمند به <text:span text:style-name="T8">فوتبال</text:span> را شناسایی کردیم.</text:p>
      <text:p text:style-name="P3"/>
      <text:p text:style-name="P3">همچنین طهمورث حیدری رئیس کمیته امور استان‌های فدراسیون <text:span text:style-name="T8">فوتبال</text:span> نیز با اشاره به توسعه <text:span text:style-name="T8">فوتبال</text:span> در استان مرکزی اظهار کرد: توسعه <text:span text:style-name="T8">فوتبال</text:span> در استان مرکزی طی سال‌های اخیر توسعه قابل قبولی بوده و جای تقدیر دارد. عملکرد باشگاه‌ها، هیئت <text:span text:style-name="T8">فوتبال</text:span> و فعالان ورزشی در رشته <text:span text:style-name="T8">فوتبال</text:span> استان بسیار خوب و چشمگیر بوده است.</text:p>
      <text:p text:style-name="P3"/>
      <text:p text:style-name="P3">در پایان این مراسم رای‌گیری انتخاب اعضای هیئت رئیسه به صورت مخفی و نظارت فدراسیون <text:span text:style-name="T8">فوتبال</text:span> کشور آغاز و اعضای هیئت رئیسه هیئت <text:span text:style-name="T8">فوتبال</text:span> استان مرکزی انتخاب شدند.</text:p>
      <text:p text:style-name="P3"/>
      <text:list xml:id="list1301297415" text:style-name="L3">
        <text:list-item>
          <text:p text:style-name="P4"><text:span text:style-name="T7">این پرسش به فوتبال مربوط بوده و تعداد کلمه فوتبال در آن ۱۱ تا است.</text:span></text:p>
        </text:list-item>
      </text:list>
      <text:p text:style-name="P25"/>
      <text:p text:style-name="P22">‫ب)‬‫یک‬ ‫پرسمان‬ ‫از‬ ‫عبارات‬ ‫ساده‬ ‫و‬ ‫متداول‬ ‫چند‬ ‫کلمه‌ای‬</text:p>
      <text:p text:style-name="P23">باشگاه فوتبال</text:p>
      <text:p text:style-name="P22">عطابخش: به جز ۲-۳ بازیکن سایر نفرات‌مان می‌توانند در لیگ امید بازی کنند/ پیکان در بودجه مضیقه دارد</text:p>
      <text:p text:style-name="P15">به گزارش خبرگزاری فارس، امیر عطابخش درباره انتخاب خود به عنوان مدیرعامل جدید <text:span text:style-name="T8">باشگاه</text:span> پیکان اظهار داشت: خداراشاکر هستم که قرار است با اعتماد مدیران ارشد گروه صنعتی ایران‌خودر، تجربیات قبلی در حضور <text:span text:style-name="T8">فوتبال</text:span> و فوتسال را <text:soft-page-break/>به پیکان بیاورم و تلاشم را انجام بدهم. قبل از حضور در <text:span text:style-name="T8">باشگاه</text:span> ذوب‌آهن، عضویت در هیات مدیره <text:span text:style-name="T8">باشگاه</text:span> گل‌گهر سیرجان را تجربه کردم که منجر به صعود به لیگ برتر شد و الان از تیم های خوب <text:span text:style-name="T8">فوتبال</text:span> ایران است.</text:p>
      <text:p text:style-name="P15">...</text:p>
      <text:p text:style-name="P15"/>
      <text:list xml:id="list1417517397" text:style-name="L6">
        <text:list-item>
          <text:p text:style-name="P16">این پرسش مربوط بوده و در کل ۱۵ بار کلمه فوتبال و ۲۲ بار کلمه باشگاه در آن آمده است. </text:p>
        </text:list-item>
      </text:list>
      <text:p text:style-name="P15"/>
      <text:p text:style-name="P15">‫پ)‬‫یک‬ ‫پرسمان‬ ‫دشوار‬ ‫و‬ ‫کم‬ ‫تکرار‬ ‫تک‬ ‫کلمه‌ای‬</text:p>
      <text:p text:style-name="P17">رودکی</text:p>
      <text:p text:style-name="P26">هویت ملت ایران از بصیرت و غیرت دینی آنها سرچشمه می‌گیرد</text:p>
      <text:p text:style-name="P17">به گزارش گروه سیاسی خبرگزاری فارس، چهاردهمین جشنواره حضرت علی اکبر علیه السلام (جوان سرباز) با حضور دریادار پاسدار علیرضا تنگسیری فرمانده نیروی دریایی سپاه، جمعی از سربازان نمونه و فرماندهان و مسئولان نیرو‌ی دریایی سپاه پاسداران در تنگه هرمز، برعرشه ناو اقیانوس پیمای شهید سردار حاج عبدالله <text:span text:style-name="T9">رودکی</text:span> برگزار شد.</text:p>
      <text:list xml:id="list299874521" text:style-name="L7">
        <text:list-item>
          <text:p text:style-name="P18">این پرسش کمی مربوط بوده <text:span text:style-name="T10">و رودکی را اسم فردی گرفته است. رودکی فقط یکبار تکرار شده است و بدلیل کوتاه بودن متن، این سند به عنوان برترین انتخاب شده است. </text:span></text:p>
        </text:list-item>
      </text:list>
      <text:p text:style-name="P19"/>
      <text:p text:style-name="P19">‫ت)‬‫یک‬ ‫پرسمان‬ ‫دشوار‬ ‫و‬ ‫کم‬ ‫تکرار‬ ‫چند‬ ‫کلمه‌ای‬</text:p>
      <text:p text:style-name="P19">خانه دامدار</text:p>
      <text:p text:style-name="P24">تسهیلات ۵۰ میلیون تومانی درقالب «دامدار کارت» پرداخت می‌شود</text:p>
      <text:p text:style-name="P19">به گزارش خبرگزاری فارس به نقل از <text:span text:style-name="T8">خانه</text:span> ملت، سیدجواد ساداتی نژاد وزیر جهاد کشاورزی در خصوص اقدامات صورت گرفته در راستای تامین نهاده و علوفه مورد نیاز <text:span text:style-name="T8">دامداران</text:span> با توجه به کاهش میزان بارندگی، گفت: با توجه به شرایط اقتصادی کشور به زودی دامدار کارت در بین دامداران کشور برای خرید نهاده‌های دامی توزیع می‌شود.</text:p>
      <text:p text:style-name="P19"/>
      <text:list xml:id="list4013074912" text:style-name="L9">
        <text:list-item>
          <text:p text:style-name="P20">این پرسش کمی مربوط بوده و هر دو کلمه خواسته شده را در خود دارد و هر کدام یکبار تکرار شده اند.</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Nazanin" svg:font-family="'B Nazanin'" style:font-pitch="variable"/>
    <style:font-face style:name="Droid Sans Mono" svg:font-family="'Droid Sans Mono', monospace, monospace"/>
    <style:font-face style:name="FreeSerif" svg:font-family="FreeSerif" style:font-family-generic="roman"/>
    <style:font-face style:name="FreeSerif1" svg:font-family="FreeSerif"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Free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erif" fo:font-family="Free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reeSerif" fo:font-family="FreeSerif"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FreeSerif" fo:font-family="FreeSerif"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8:20:53.895696516</meta:creation-date>
    <dc:date>2024-06-28T21:37:24.954166082</dc:date>
    <meta:editing-duration>PT43M1S</meta:editing-duration>
    <meta:editing-cycles>2</meta:editing-cycles>
    <meta:generator>LibreOffice/7.3.7.2$Linux_X86_64 LibreOffice_project/30$Build-2</meta:generator>
    <meta:document-statistic meta:table-count="0" meta:image-count="0" meta:object-count="0" meta:page-count="4" meta:paragraph-count="108" meta:word-count="1212" meta:character-count="6073" meta:non-whitespace-character-count="5033"/>
  </office:meta>
</office:document-meta>
</file>